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LoaderFactoryImageIO.is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ImageIO.newImageLoader( ImageFlavor targetFlav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ImageIO.getSupportedFlavors( String m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ImageIO.getUsagePenalty( String mime , ImageFlavor flav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ImageIO.get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